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text-align="justify" style:justify-single-word="false" fo:text-indent="1.251cm" style:auto-text-indent="false"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2" style:family="paragraph" style:parent-style-name="Standard">
      <style:paragraph-properties fo:margin-left="0cm" fo:margin-right="0cm" fo:margin-top="0cm" fo:margin-bottom="0cm" fo:text-align="justify" style:justify-single-word="false" fo:text-indent="1.251cm" style:auto-text-indent="false" fo:background-color="transparent">
        <style:background-image/>
      </style:paragraph-properties>
      <style:text-properties fo:color="#000000" style:font-name="Times New Roman" fo:font-size="13pt" fo:font-weight="normal" style:font-size-asian="13pt" style:font-weight-asian="normal" style:font-size-complex="13pt" style:font-weight-complex="normal"/>
    </style:style>
    <style:style style:name="P3" style:family="paragraph" style:parent-style-name="Standard">
      <style:paragraph-properties fo:margin-left="0cm" fo:margin-right="0cm" fo:margin-top="0cm" fo:margin-bottom="0cm" fo:text-align="justify" style:justify-single-word="false" fo:text-indent="1.251cm" style:auto-text-indent="false" fo:background-color="transparent">
        <style:background-image/>
      </style:paragraph-properties>
    </style:style>
    <style:style style:name="T1" style:family="text">
      <style:text-properties fo:color="#000000" style:font-name="Times New Roman" fo:font-size="13pt" fo:font-weight="normal" style:font-size-asian="13pt" style:font-weight-asian="normal" style:font-size-complex="13pt" style:font-weight-complex="normal"/>
    </style:style>
    <style:style style:name="T2" style:family="text">
      <style:text-properties fo:color="#000000" style:font-name="Times New Roman" fo:font-weight="normal" style:font-weight-asian="normal" style:font-weight-complex="normal"/>
    </style:style>
    <style:style style:name="T3" style:family="text">
      <style:text-properties fo:color="#000000" style:font-name="Times New Roman" fo:font-size="12pt" fo:font-weight="normal" style:font-size-asian="12pt" style:font-weight-asian="normal" style:font-size-complex="12pt"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parte de la sociedad nacida desde la década del 80, tenemos una visión bastante lejana de los comienzos de los dispositivos electrónicos a los que denominamos “computadoras”. Para muchos de nosotros estos instrumentos digitales han pasado a ser una parte indispensable de nuestra vida social, laboral, de esparcimiento, y como uno de los medios más comunes para comunicarnos con los demás. La era digital en la cual estamos inmersos nos imposibilita imaginarnos un día sin ellos. </text:p>
      <text:p text:style-name="P1">Seguramente, la mayoría, como en nuestro caso, adquirió su primera computadora con aproximadamente 8 Mb de memoria, un procesador de 200 Mhz, un disco de almacenamiento de un par de Gigas, un monitor CRT de 15 pulgadas. Estas características que al momento de la adquisición, los vendedores nos aseguraban que teníamos para muchos años venideros, pero al pasar el tiempo se convirtieron en carromatos electróniocs súper obsoletos, actualmente hablando. Esto debido al crecimiento masivo y continuo que se está dando en los últimos años.</text:p>
      <text:p text:style-name="P3"><text:span text:style-name="T3">Este comportamiento, fue anticipado y enunciado en la Ley de Gordon E. Moore (</text:span><text:a xlink:type="simple" xlink:href="http://es.wikipedia.org/wiki/Ley_de_Moore"><text:span text:style-name="T6">http://es.wikipedia.org/wiki/Ley_de_Moore</text:span></text:a><text:span text:style-name="T3">), la cual sigue y seguirá teniendo vigencia pareciera por muchos años más. Esto genera que renovar nuestros equipos de computación, sea una tarea cada vez más común al pasar unos pocos pares de años de haberlos comprado.</text:span></text:p>
      <text:p text:style-name="P1">Si nos ubicamos en décadas anteriores al 80, observaremos que existen radicales diferencias desde nuestra perspectiva consumista.</text:p>
      <text:p text:style-name="P2"><text:span text:style-name="T6">El nacimiento de las computadoras se remonta a la década del 40, con objetivos puramente militares, ya que el mundo estaba inmerso en la Segundo Guerra Mundial (WWII), con el desarrollo de una computadora denominada Z3 (</text:span><text:a xlink:type="simple" xlink:href="http://en.wikipedia.org/wiki/Z3_(computer"><text:span text:style-name="T6">http://en.wikipedia.org/wiki/Z3_(computer</text:span></text:a><text:span text:style-name="T6">)), en 1941, por parte científicos alemanes. Mientras que COLOSSUS (</text:span><text:a xlink:type="simple" xlink:href="http://en.wikipedia.org/wiki/Colossus_computer"><text:span text:style-name="T6">http://en.wikipedia.org/wiki/Colossus_computer</text:span></text:a><text:span text:style-name="T6">), en 1944, fue desarrollada por los británicos para decodificar los mensajes cifrados de los alemanes. Casi al mismo tiempo, en los EEUU, en la Universidad de Pennsylvania, el modelo denominado ENIAC (</text:span><text:a xlink:type="simple" xlink:href="http://en.wikipedia.org/wiki/ENIAC"><text:span text:style-name="T6">http://en.wikipedia.org/wiki/ENIAC</text:span></text:a><text:span text:style-name="T6">) era puesto en marcha en 1946, financiada por la U. S. Army.</text:span></text:p>
      <text:p text:style-name="P2"><text:span text:style-name="T6">Todas estas computadoras no respetaban el modelo de John von Neumann, matemático húngaro, que en 1945, en un informe sobre el diseño de la computadora EDVAC, propuso el concepto de programa almacenado, utilizando el mismo dispositivo de almacenamiento tanto para las instrucciones como para los datos. Luego denominada Arquitectura Von Neumann (</text:span><text:a xlink:type="simple" xlink:href="http://en.wikipedia.org/wiki/Von_Neumann_architecture"><text:span text:style-name="T6">http://en.wikipedia.org/wiki/Von_Neumann_architecture</text:span></text:a><text:span text:style-name="T6">), actualmente la mayoría de computadoras modernas están basadas en esta arquitectura.</text:span></text:p>
      <text:p text:style-name="P2"><text:span text:style-name="T6">Por lo que la primera en respetarla, aunque no en su totalidad, fue la desarrollada por el Ballistic Research Laboratory (BRL), en EEUU, a la cual denominaron EDVAC (</text:span><text:a xlink:type="simple" xlink:href="http://en.wikipedia.org/wiki/EDVAC"><text:span text:style-name="T6">http://en.wikipedia.org/wiki/EDVAC</text:span></text:a><text:span text:style-name="T6">), la cual funcionó desde 1949 hasta 1961, demostrando un funcionamiento confiable.</text:span></text:p>
      <text:p text:style-name="P1">Pero hasta ese momento, el acceso a las computadoras estaba restringido a científicos, ingenieros electrónicos y personal especializado, no solamente por sus usos militares, sino también porque su operación era a niveles muy cercanos al hardware. Además, de que estas computadoras necesitaban un espacio físico muy significativo, un consumo eléctrico considerable y un mantenimiento constante.</text:p>
      <text:p text:style-name="P1">Así mismo, a nivel académico hubo grandes avances en esta materia en paralelo. En la Universidad de Manchester bajo la dirección de Tom Kilburn, se llevó a cabo el Proyecto <text:span text:style-name="T4">“Manchester Small Scale Experimental Machine” </text:span><text:span text:style-name="T5">(SSEM)</text:span>, que tenía como propósito construir una computadora o un prototipo, que respetara la arquitectura von Neumann. El 21 de junio de 1948, se ejecutó con éxito el primer programa almacenado, en la computadora producto de este proyecto, a la cual se denominó BABY.</text:p>
      <text:p text:style-name="P2"><text:span text:style-name="T6">Después de estos trabajos a nivel experimental, se contrató a la la firma británica Ferranti (</text:span><text:a xlink:type="simple" xlink:href="http://en.wikipedia.org/wiki/Ferranti"><text:span text:style-name="T6">http://en.wikipedia.org/wiki/Ferranti</text:span></text:a><text:span text:style-name="T6">), para que fabricara industrialmente y comercializara una computadora a la cual se denominó Manchester Mark I (</text:span><text:a xlink:type="simple" xlink:href="http://en.wikipedia.org/wiki/Manchester_Mark_1"><text:span text:style-name="T6">http://en.wikipedia.org/wiki/Manchester_Mark_1</text:span></text:a><text:span text:style-name="T6">).</text:span></text:p>
      <text:p text:style-name="P1">Posteriormente, Ferranti construyó el modelo Ferranti Mark I que usaba núcleos magnéticos <text:soft-page-break/>para los registros. A este modelo le siguieron la Ferranti Mark II y luego la Mercury Ferranti (1956), esta última es el nexo de la computación con la Argentina.</text:p>
      <text:p text:style-name="P2"><text:span text:style-name="T6">En la década del 60, la Universidad de Buenos Aires (UBA), por iniciativa y gestión del Dr. Manuel Sadosky (</text:span><text:a xlink:type="simple" xlink:href="http://es.wikipedia.org/wiki/Manuel_Sadosky"><text:span text:style-name="T6">http://es.wikipedia.org/wiki/Manuel_Sadosky</text:span></text:a><text:span text:style-name="T6">), compró la primera computadora de la Argentina. Sadosky fue un matemático y científico argentino considerado por muchos como el </text:span><text:span text:style-name="T7">“padre de la computación en la Argentina”</text:span><text:span text:style-name="T6">. Además en 1962 impulsó la creación del Instituto de Cálculo, así como también la carrera de </text:span><text:span text:style-name="T7">Computador Científico</text:span><text:span text:style-name="T6">.</text:span></text:p>
      <text:p text:style-name="P1">Las negociaciones para la adquisición de esta computadora comenzaron en 1958. El modelo elegido fue una Mercury Ferranti, luego de una licitación a la cual se presentaron IBM, Remington y Philco de los Estados Unidos y Ferranti de Inglaterra. Esta elección, según Sadosky: “<text:span text:style-name="T4">Para la época se trataba de una máquina de excelente categoría técnica no sólo por su rapidez y tipo de memoria, sino también porque el grupo de investigadores de la Universidad de Manchester había desarrollado un lenguaje, Autocode, de fácil aprendizaje y de buenas características para el tratamiento de problemas científicos</text:span>”.</text:p>
      <text:p text:style-name="P1">Se puede decir que la llegada de esta computadora, a la cual llamaron CLEMENTINA <text:s/>debido a que al arrancar emitía pitidos que se asemejaban a la melodía del folk Clementine, marcó el nacimiento de las investigaciones entorno a la computadora en Argentina.</text:p>
      <text:p text:style-name="P1">A su vez, cuando ya existía una masa de profesionales formados en electrónica digital, se encararon proyectos para construir computadoras íntegramente dentro de nuestro país. Muchos de ellos habían tenido contacto con grupos, como el de la Universidad de Manchester, fueron fundamentales en estos proyectos. La CEFIBA en la UBA, dirigida por el Ing. Humberto Ciancaglini y CEUNS en la Universidad del Sur (UNS), de la mano del Ing. Jorge Santos, fueron dos prototipos de computadoras que en el exterior y en carreras La UBA y la UNS construyen sendos prototipos de computadoras que generaron mucho más que hardware, sino también la formación de recursos humanos especializados en computación digital.</text:p>
      <text:p text:style-name="P1"/>
      <text:p text:style-name="P1"/>
      <text:p text:style-name="P1"/>
      <text:p text:style-name="P1">A pesar de esto los desarrollos tecnológicos en nuestro país siempre se vieron sometidos a tiempos políticos.</text:p>
      <text:p text:style-name="P1">****************Bueno ahora acá habría que empezar a hablar bien bien sobre los objetivos del trabajo que son los desarrollo desde los 70 haciendo bien hincapié desde los noventa hasta ahora que me parece a mi que es lo que mas podemos hablar. ********************</text:p>
      <text:p text:style-name="P1">Esta idea se remonta a muchos proyectos de investigación que llevaron que actualmente podamos contar con dispositivos digitales de increíbles prestacion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6T10:49:13</meta:creation-date>
    <dc:date>2009-06-26T18:55:19</dc:date>
    <meta:editing-duration>PT04H56M07S</meta:editing-duration>
    <meta:editing-cycles>113</meta:editing-cycles>
    <meta:generator>OpenOffice.org/3.0$Linux OpenOffice.org_project/300m15$Build-9379</meta:generator>
    <meta:document-statistic meta:table-count="0" meta:image-count="0" meta:object-count="0" meta:page-count="2" meta:paragraph-count="18" meta:word-count="1026" meta:character-count="6875"/>
    <meta:user-defined meta:name="Información 1"/>
    <meta:user-defined meta:name="Información 2"/>
    <meta:user-defined meta:name="Información 3"/>
    <meta:user-defined meta:name="Información 4"/>
  </office:meta>
</office:document-meta>
</file>